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1.905cm" fo:margin-right="1.905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margin-top="0cm" fo:margin-left="1.905cm" fo:margin-right="1.905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text-indent="0cm" fo:line-height="100%" fo:margin-top="0cm" fo:margin-left="1.905cm" fo:margin-right="1.905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text-indent="0cm" fo:line-height="100%" fo:margin-top="0cm" fo:margin-left="1.905cm" fo:margin-right="1.905cm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center" fo:break-before="auto" fo:text-indent="0cm" fo:line-height="100%" fo:margin-top="0cm" fo:margin-left="1.905cm" fo:margin-right="1.905cm" style:writing-mode="lr-tb"/>
    </style:style>
    <style:style style:name="T5_1" style:family="text"/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5_3" style:family="text"/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David</text:span><text:span text:style-name="T1_2"><text:s/></text:span><text:span text:style-name="T1_3">Schadlich</text:span></text:p>
      <text:p text:style-name="P2"><text:span text:style-name="T2_1">26<text:s/></text:span><text:span text:style-name="T2_2">Melrose</text:span><text:span text:style-name="T2_3"><text:s/></text:span><text:span text:style-name="T2_4">Ave</text:span><text:span text:style-name="T2_5">.</text:span></text:p>
      <text:p text:style-name="P3"><text:span text:style-name="T3_1">Trumbull</text:span><text:span text:style-name="T3_2">,<text:s/></text:span><text:span text:style-name="T3_3">CT</text:span><text:span text:style-name="T3_4"><text:s/>06611</text:span></text:p>
      <text:p text:style-name="P4"><text:span text:style-name="T4_1">(413)<text:s/>570-0007</text:span></text:p>
      <text:p text:style-name="P5"><text:span text:style-name="T5_1"><text:a xlink:type="simple" xlink:href="http://desktop/dschadlich@h"><text:span text:style-name="T5_2">dschadlich</text:span></text:a></text:span><text:span text:style-name="T5_3"><text:a xlink:type="simple" xlink:href="http://desktop/dschadlich@h"><text:span text:style-name="T5_4">@</text:span></text:a></text:span><text:span text:style-name="T5_5">gmail</text:span><text:span text:style-name="T5_6">.</text:span><text:span text:style-name="T5_7">com</text:span></text:p>
      <text:p text:style-name="P6"><text:span text:style-name="T6_1"> </text:span></text:p>
      <text:p text:style-name="P7"><text:span text:style-name="T7_1">Education</text:span><text:span text:style-name="T7_2">:</text:span></text:p>
      <text:p text:style-name="P8"><text:span text:style-name="T8_1">Trumbull</text:span><text:span text:style-name="T8_2"><text:s/></text:span><text:span text:style-name="T8_3">High</text:span><text:span text:style-name="T8_4"><text:s/></text:span><text:span text:style-name="T8_5">school</text:span><text:span text:style-name="T8_6">,<text:s/></text:span><text:span text:style-name="T8_7">Trumbull</text:span><text:span text:style-name="T8_8">,<text:s/></text:span><text:span text:style-name="T8_9">Connecticut</text:span></text:p>
      <text:p text:style-name="P9"><text:span text:style-name="T9_1">Sophomore</text:span><text:span text:style-name="T9_2"><text:s/></text:span><text:span text:style-name="T9_3">at</text:span><text:span text:style-name="T9_4"><text:s/></text:span><text:span text:style-name="T9_5">Norwalk</text:span><text:span text:style-name="T9_6"><text:s/></text:span><text:span text:style-name="T9_7">Community</text:span><text:span text:style-name="T9_8"><text:s/></text:span><text:span text:style-name="T9_9">College</text:span><text:span text:style-name="T9_10"><text:s/></text:span><text:span text:style-name="T9_11">studying</text:span><text:span text:style-name="T9_12"><text:s/></text:span><text:span text:style-name="T9_13">towards</text:span><text:span text:style-name="T9_14"><text:s/></text:span><text:span text:style-name="T9_15">degree</text:span><text:span text:style-name="T9_16"><text:s/></text:span><text:span text:style-name="T9_17">in</text:span><text:span text:style-name="T9_18"><text:s/></text:span><text:span text:style-name="T9_19">Computer</text:span><text:span text:style-name="T9_20"><text:s/></text:span><text:span text:style-name="T9_21">Security</text:span></text:p>
      <text:p text:style-name="P10"><text:span text:style-name="T10_1"> </text:span></text:p>
      <text:p text:style-name="P11"><text:span text:style-name="T11_1">Experience</text:span><text:span text:style-name="T11_2">/</text:span><text:span text:style-name="T11_3">Skills</text:span><text:span text:style-name="T11_4">:</text:span></text:p>
      <text:p text:style-name="P12"><text:span text:style-name="T12_1">Familiar</text:span><text:span text:style-name="T12_2"><text:s/></text:span><text:span text:style-name="T12_3">with</text:span><text:span text:style-name="T12_4"><text:s/></text:span><text:span text:style-name="T12_5">various</text:span><text:span text:style-name="T12_6"><text:s/></text:span><text:span text:style-name="T12_7">Operating</text:span><text:span text:style-name="T12_8"><text:s/></text:span><text:span text:style-name="T12_9">Systems</text:span><text:span text:style-name="T12_10">,<text:s/></text:span><text:span text:style-name="T12_11">including</text:span><text:span text:style-name="T12_12">:</text:span></text:p>
      <text:p text:style-name="P13"><text:span text:style-name="T13_1">DOS</text:span><text:span text:style-name="T13_2">,<text:s/></text:span><text:span text:style-name="T13_3">Windows</text:span><text:span text:style-name="T13_4"><text:s/>3.1<text:s/></text:span><text:span text:style-name="T13_5">to</text:span><text:span text:style-name="T13_6"><text:s/></text:span><text:span text:style-name="T13_7">Windows</text:span><text:span text:style-name="T13_8"><text:s/>7,<text:s/></text:span><text:span text:style-name="T13_9">Mac</text:span><text:span text:style-name="T13_10"><text:s/></text:span><text:span text:style-name="T13_11">OS</text:span><text:span text:style-name="T13_12"><text:s/>8<text:s/></text:span><text:span text:style-name="T13_13">to</text:span><text:span text:style-name="T13_14"><text:s/>10.</text:span><text:span text:style-name="T13_15">x</text:span><text:span text:style-name="T13_16">,<text:s/></text:span><text:span text:style-name="T13_17">Unix</text:span><text:span text:style-name="T13_18">,<text:s/></text:span><text:span text:style-name="T13_19">Linux</text:span></text:p>
      <text:p text:style-name="P14"><text:span text:style-name="T14_1"> </text:span></text:p>
      <text:p text:style-name="P15"><text:span text:style-name="T15_1">Server</text:span><text:span text:style-name="T15_2"><text:s/></text:span><text:span text:style-name="T15_3">Software</text:span><text:span text:style-name="T15_4"><text:s/></text:span><text:span text:style-name="T15_5">Includes</text:span><text:span text:style-name="T15_6">:</text:span></text:p>
      <text:p text:style-name="P16"><text:span text:style-name="T16_1">Linux</text:span><text:span text:style-name="T16_2">,<text:s/></text:span><text:span text:style-name="T16_3">Apache</text:span><text:span text:style-name="T16_4">,<text:s/></text:span><text:span text:style-name="T16_5">Nginx</text:span><text:span text:style-name="T16_6">,<text:s/></text:span><text:span text:style-name="T16_7">MySQL</text:span><text:span text:style-name="T16_8">,<text:s/></text:span><text:span text:style-name="T16_9">Postfix</text:span><text:span text:style-name="T16_10">,<text:s/></text:span><text:span text:style-name="T16_11">Bind</text:span><text:span text:style-name="T16_12">,<text:s/></text:span><text:span text:style-name="T16_13">Windows</text:span><text:span text:style-name="T16_14"><text:s/>2000/2003,<text:s/></text:span><text:span text:style-name="T16_15">Cisco</text:span><text:span text:style-name="T16_16"><text:s/></text:span><text:span text:style-name="T16_17">IOS</text:span></text:p>
      <text:p text:style-name="P17"><text:span text:style-name="T17_1"> </text:span></text:p>
      <text:p text:style-name="P18"><text:span text:style-name="T18_1">Development</text:span><text:span text:style-name="T18_2"><text:s/></text:span><text:span text:style-name="T18_3">Skills</text:span><text:span text:style-name="T18_4"><text:s/></text:span><text:span text:style-name="T18_5">include</text:span><text:span text:style-name="T18_6">:</text:span></text:p>
      <text:p text:style-name="P19"><text:span text:style-name="T19_1">HTML</text:span><text:span text:style-name="T19_2">,<text:s/></text:span><text:span text:style-name="T19_3">CSS</text:span><text:span text:style-name="T19_4">,<text:s/></text:span><text:span text:style-name="T19_5">PHP</text:span><text:span text:style-name="T19_6">,<text:s/></text:span><text:span text:style-name="T19_7">SQL</text:span><text:span text:style-name="T19_8">,<text:s/></text:span><text:span text:style-name="T19_9">Javascript</text:span><text:span text:style-name="T19_10">,<text:s/></text:span><text:span text:style-name="T19_11">NodeJS</text:span><text:span text:style-name="T19_12">,<text:s/></text:span><text:span text:style-name="T19_13">ActionScript</text:span><text:span text:style-name="T19_14">,<text:s/></text:span><text:span text:style-name="T19_15">Flash</text:span><text:span text:style-name="T19_16">,<text:s/></text:span><text:span text:style-name="T19_17">C</text:span><text:span text:style-name="T19_18">#,<text:s/></text:span><text:span text:style-name="T19_19">Objective</text:span><text:span text:style-name="T19_20">-</text:span><text:span text:style-name="T19_21">C</text:span></text:p>
      <text:p text:style-name="P20"/>
      <text:p text:style-name="P21"><text:span text:style-name="T21_1">Proficient</text:span><text:span text:style-name="T21_2"><text:s/></text:span><text:span text:style-name="T21_3">with</text:span><text:span text:style-name="T21_4"><text:s/></text:span><text:span text:style-name="T21_5">enterprise</text:span><text:span text:style-name="T21_6"><text:s/></text:span><text:span text:style-name="T21_7">Cisco</text:span><text:span text:style-name="T21_8"><text:s/></text:span><text:span text:style-name="T21_9">networking</text:span><text:span text:style-name="T21_10"><text:s/></text:span><text:span text:style-name="T21_11">hardware</text:span></text:p>
      <text:p text:style-name="P22"><text:span text:style-name="T22_1"> </text:span></text:p>
      <text:p text:style-name="P23"><text:span text:style-name="T23_1">Basic</text:span><text:span text:style-name="T23_2"><text:s/></text:span><text:span text:style-name="T23_3">Electrical</text:span><text:span text:style-name="T23_4"><text:s/></text:span><text:span text:style-name="T23_5">Engineering</text:span></text:p>
      <text:p text:style-name="P24"><text:span text:style-name="T24_1"> </text:span></text:p>
      <text:p text:style-name="P25"><text:span text:style-name="T25_1">Proficient</text:span><text:span text:style-name="T25_2"><text:s/></text:span><text:span text:style-name="T25_3">in</text:span><text:span text:style-name="T25_4"><text:s/></text:span><text:span text:style-name="T25_5">computer</text:span><text:span text:style-name="T25_6"><text:s/></text:span><text:span text:style-name="T25_7">hardware</text:span><text:span text:style-name="T25_8"><text:s/></text:span><text:span text:style-name="T25_9">diagnostics</text:span><text:span text:style-name="T25_10"><text:s/></text:span><text:span text:style-name="T25_11">and</text:span><text:span text:style-name="T25_12"><text:s/></text:span><text:span text:style-name="T25_13">repair</text:span></text:p>
      <text:p text:style-name="P26"><text:span text:style-name="T26_1"> </text:span></text:p>
      <text:p text:style-name="P27"><text:span text:style-name="T27_1">Employment</text:span><text:span text:style-name="T27_2"><text:s/></text:span><text:span text:style-name="T27_3">History</text:span><text:span text:style-name="T27_4">:</text:span></text:p>
      <text:p text:style-name="P28"><text:span text:style-name="T28_1">09/2005<text:s/>-<text:s/>07/2007</text:span></text:p>
      <text:p text:style-name="P29"><text:span text:style-name="T29_1">Electronics</text:span><text:span text:style-name="T29_2"><text:s/></text:span><text:span text:style-name="T29_3">Technician</text:span><text:span text:style-name="T29_4"><text:s/></text:span><text:span text:style-name="T29_5">at</text:span><text:span text:style-name="T29_6"><text:s/></text:span><text:span text:style-name="T29_7">West</text:span><text:span text:style-name="T29_8"><text:s/></text:span><text:span text:style-name="T29_9">Mountain</text:span><text:span text:style-name="T29_10"><text:s/></text:span><text:span text:style-name="T29_11">Radio</text:span></text:p>
      <text:p text:style-name="P30"><text:span text:style-name="T30_1">Repairing</text:span><text:span text:style-name="T30_2"><text:s/></text:span><text:span text:style-name="T30_3">Computerized</text:span><text:span text:style-name="T30_4"><text:s/></text:span><text:span text:style-name="T30_5">Battery</text:span><text:span text:style-name="T30_6"><text:s/></text:span><text:span text:style-name="T30_7">Analyzers</text:span></text:p>
      <text:p text:style-name="P31"><text:span text:style-name="T31_1"> </text:span></text:p>
      <text:p text:style-name="P32"><text:span text:style-name="T32_1">07/2007<text:s/>-<text:s/>08/2008</text:span></text:p>
      <text:p text:style-name="P33"><text:span text:style-name="T33_1">TheCauseUSA</text:span></text:p>
      <text:p text:style-name="P34"><text:span text:style-name="T34_1">Responsible</text:span><text:span text:style-name="T34_2"><text:s/></text:span><text:span text:style-name="T34_3">for</text:span><text:span text:style-name="T34_4"><text:s/></text:span><text:span text:style-name="T34_5">Network</text:span><text:span text:style-name="T34_6"><text:s/></text:span><text:span text:style-name="T34_7">Infrastructure</text:span><text:span text:style-name="T34_8">,<text:s/></text:span><text:span text:style-name="T34_9">Database</text:span><text:span text:style-name="T34_10">,<text:s/></text:span><text:span text:style-name="T34_11">Website</text:span><text:span text:style-name="T34_12">,<text:s/></text:span><text:span text:style-name="T34_13">Multimedia</text:span><text:span text:style-name="T34_14"><text:s/></text:span><text:span text:style-name="T34_15">for</text:span><text:span text:style-name="T34_16"><text:s/></text:span><text:span text:style-name="T34_17">Events</text:span></text:p>
      <text:p text:style-name="P35"><text:span text:style-name="T35_1"> </text:span></text:p>
      <text:p text:style-name="P36"><text:span text:style-name="T36_1">08/2009<text:s/>-<text:s/>09/2014</text:span></text:p>
      <text:p text:style-name="P37"><text:span text:style-name="T37_1">MinistryStreams</text:span><text:span text:style-name="T37_2">:</text:span></text:p>
      <text:p text:style-name="P38"><text:span text:style-name="T38_1">Developed</text:span><text:span text:style-name="T38_2"><text:s/></text:span><text:span text:style-name="T38_3">web</text:span><text:span text:style-name="T38_4">-</text:span><text:span text:style-name="T38_5">streaming</text:span><text:span text:style-name="T38_6"><text:s/></text:span><text:span text:style-name="T38_7">platform</text:span><text:span text:style-name="T38_8">,<text:s/></text:span><text:span text:style-name="T38_9">provided</text:span><text:span text:style-name="T38_10"><text:s/></text:span><text:span text:style-name="T38_11">technical</text:span><text:span text:style-name="T38_12"><text:s/></text:span><text:span text:style-name="T38_13">support</text:span><text:span text:style-name="T38_14"><text:s/></text:span><text:span text:style-name="T38_15">for</text:span><text:span text:style-name="T38_16"><text:s/></text:span><text:span text:style-name="T38_17">customers</text:span><text:span text:style-name="T38_18">,<text:s/></text:span><text:span text:style-name="T38_19">provided</text:span><text:span text:style-name="T38_20"><text:s/></text:span><text:span text:style-name="T38_21">on</text:span><text:span text:style-name="T38_22">-</text:span><text:span text:style-name="T38_23">site</text:span><text:span text:style-name="T38_24"><text:s/></text:span><text:span text:style-name="T38_25">support</text:span><text:span text:style-name="T38_26"><text:s/></text:span><text:span text:style-name="T38_27">for</text:span><text:span text:style-name="T38_28"><text:s/></text:span><text:span text:style-name="T38_29">live</text:span><text:span text:style-name="T38_30"><text:s/></text:span><text:span text:style-name="T38_31">streaming</text:span><text:span text:style-name="T38_32"><text:s/></text:span><text:span text:style-name="T38_33">of</text:span><text:span text:style-name="T38_34"><text:s/></text:span><text:span text:style-name="T38_35">events</text:span><text:span text:style-name="T38_36">.</text:span></text:p>
      <text:p text:style-name="P39"><text:span text:style-name="T39_1"> </text:span></text:p>
      <text:p text:style-name="P40"><text:span text:style-name="T40_1">07/2011<text:s/>-<text:s/>09/2014</text:span></text:p>
      <text:p text:style-name="P41"><text:span text:style-name="T41_1">Environmental</text:span><text:span text:style-name="T41_2"><text:s/></text:span><text:span text:style-name="T41_3">AirTechs</text:span><text:span text:style-name="T41_4">:</text:span></text:p>
      <text:p text:style-name="P42"><text:span text:style-name="T42_1">Developed</text:span><text:span text:style-name="T42_2"><text:s/></text:span><text:span text:style-name="T42_3">solutions</text:span><text:span text:style-name="T42_4"><text:s/></text:span><text:span text:style-name="T42_5">for</text:span><text:span text:style-name="T42_6"><text:s/></text:span><text:span text:style-name="T42_7">remote</text:span><text:span text:style-name="T42_8"><text:s/></text:span><text:span text:style-name="T42_9">monitoring</text:span><text:span text:style-name="T42_10"><text:s/></text:span><text:span text:style-name="T42_11">of</text:span><text:span text:style-name="T42_12"><text:s/></text:span><text:span text:style-name="T42_13">different</text:span><text:span text:style-name="T42_14"><text:s/></text:span><text:span text:style-name="T42_15">environmental</text:span><text:span text:style-name="T42_16"><text:s/></text:span><text:span text:style-name="T42_17">conditions</text:span><text:span text:style-name="T42_18"><text:s/></text:span><text:span text:style-name="T42_19">in</text:span><text:span text:style-name="T42_20"><text:s/></text:span><text:span text:style-name="T42_21">work</text:span><text:span text:style-name="T42_22"><text:s/></text:span><text:span text:style-name="T42_23">spaces</text:span><text:span text:style-name="T42_24">,<text:s/></text:span><text:span text:style-name="T42_25">this</text:span><text:span text:style-name="T42_26"><text:s/></text:span><text:span text:style-name="T42_27">included</text:span><text:span text:style-name="T42_28"><text:s/></text:span><text:span text:style-name="T42_29">hardware</text:span><text:span text:style-name="T42_30"><text:s/></text:span><text:span text:style-name="T42_31">design</text:span><text:span text:style-name="T42_32"><text:s/></text:span><text:span text:style-name="T42_33">and</text:span><text:span text:style-name="T42_34"><text:s/></text:span><text:span text:style-name="T42_35">user</text:span><text:span text:style-name="T42_36"><text:s/></text:span><text:span text:style-name="T42_37">interface</text:span><text:span text:style-name="T42_38"><text:s/></text:span><text:span text:style-name="T42_39">development</text:span><text:span text:style-name="T42_40">,<text:s/></text:span><text:span text:style-name="T42_41">Maintained</text:span><text:span text:style-name="T42_42"><text:s/></text:span><text:span text:style-name="T42_43">office</text:span><text:span text:style-name="T42_44"><text:s/></text:span><text:span text:style-name="T42_45">workstations</text:span></text:p>
      <text:p text:style-name="P43"><text:span text:style-name="T43_1"> </text:span></text:p>
      <text:p text:style-name="P44"><text:span text:style-name="T44_1">References</text:span><text:span text:style-name="T44_2">:</text:span></text:p>
      <text:p text:style-name="P45"><text:span text:style-name="T45_1">Available</text:span><text:span text:style-name="T45_2"><text:s/></text:span><text:span text:style-name="T45_3">upon</text:span><text:span text:style-name="T45_4"><text:s/></text:span><text:span text:style-name="T45_5">request</text:span><text:span text:style-name="T45_6">.</text:span></text:p>
      <text:p text:style-name="P46"/>
      <text:p text:style-name="P47"><text:span text:style-name="T47_1"> </text:span></text:p>
      <text:p text:style-name="P48"><text:span text:style-name="T48_1"> 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1.27cm" fo:margin-bottom="1.27cm" fo:margin-left="1.27cm" fo:margin-right="1.27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